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text-properties fo:font-weight="normal" style:font-weight-asian="normal" style:font-weight-complex="normal"/>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Text_20_body" style:list-style-name="L21">
      <style:text-properties fo:font-weight="normal" style:font-weight-asian="normal" style:font-weight-complex="normal"/>
    </style:style>
    <style:style style:name="P58" style:family="paragraph" style:parent-style-name="Text_20_body" style:list-style-name="L28">
      <style:text-properties fo:font-weight="normal" style:font-weight-asian="normal" style:font-weight-complex="normal"/>
    </style:style>
    <style:style style:name="P59" style:family="paragraph" style:parent-style-name="Text_20_body" style:list-style-name="L32">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paragraph-properties>
        <style:tab-stops>
          <style:tab-stop style:position="0.45cm"/>
        </style:tab-stops>
      </style:paragraph-properties>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paragraph-properties fo:text-align="start" style:justify-single-word="false"/>
    </style:style>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12" style:master-page-name="">
      <style:paragraph-properties fo:margin-top="0cm" fo:margin-bottom="0cm" style:page-number="auto"/>
    </style:style>
    <style:style style:name="P89" style:family="paragraph" style:parent-style-name="Text_20_body" style:list-style-name="L13" style:master-page-name="">
      <style:paragraph-properties fo:margin-top="0cm" fo:margin-bottom="0cm" style:page-number="auto"/>
    </style:style>
    <style:style style:name="P90" style:family="paragraph" style:parent-style-name="Text_20_body" style:list-style-name="L23" style:master-page-name="">
      <style:paragraph-properties fo:margin-top="0cm" fo:margin-bottom="0cm" style:page-number="auto"/>
    </style:style>
    <style:style style:name="P91" style:family="paragraph" style:parent-style-name="Text_20_body" style:list-style-name="L25" style:master-page-name="">
      <style:paragraph-properties fo:margin-top="0cm" fo:margin-bottom="0cm" style:page-number="auto"/>
    </style:style>
    <style:style style:name="P92" style:family="paragraph" style:parent-style-name="Text_20_body" style:list-style-name="L12">
      <style:paragraph-properties fo:margin-top="0cm" fo:margin-bottom="0cm"/>
    </style:style>
    <style:style style:name="P93" style:family="paragraph" style:parent-style-name="Text_20_body" style:list-style-name="L13">
      <style:paragraph-properties fo:margin-top="0cm" fo:margin-bottom="0cm"/>
    </style:style>
    <style:style style:name="P94" style:family="paragraph" style:parent-style-name="Text_20_body" style:list-style-name="L14">
      <style:paragraph-properties fo:margin-top="0cm" fo:margin-bottom="0cm"/>
    </style:style>
    <style:style style:name="P95" style:family="paragraph" style:parent-style-name="Text_20_body" style:list-style-name="L16">
      <style:paragraph-properties fo:margin-top="0cm" fo:margin-bottom="0cm"/>
    </style:style>
    <style:style style:name="P96" style:family="paragraph" style:parent-style-name="Text_20_body" style:list-style-name="L18">
      <style:paragraph-properties fo:margin-top="0cm" fo:margin-bottom="0cm"/>
    </style:style>
    <style:style style:name="P97" style:family="paragraph" style:parent-style-name="Text_20_body" style:list-style-name="L23">
      <style:paragraph-properties fo:margin-top="0cm" fo:margin-bottom="0cm"/>
    </style:style>
    <style:style style:name="P98" style:family="paragraph" style:parent-style-name="Text_20_body" style:list-style-name="L24">
      <style:paragraph-properties fo:margin-top="0cm" fo:margin-bottom="0cm"/>
    </style:style>
    <style:style style:name="P99" style:family="paragraph" style:parent-style-name="Text_20_body" style:list-style-name="L25">
      <style:paragraph-properties fo:margin-top="0cm" fo:margin-bottom="0cm"/>
    </style:style>
    <style:style style:name="P100" style:family="paragraph" style:parent-style-name="Text_20_body" style:list-style-name="L28">
      <style:paragraph-properties fo:margin-top="0cm" fo:margin-bottom="0cm"/>
    </style:style>
    <style:style style:name="P101" style:family="paragraph" style:parent-style-name="Text_20_body" style:list-style-name="L28">
      <style:paragraph-properties fo:margin-top="0cm" fo:margin-bottom="0cm"/>
      <style:text-properties fo:font-weight="normal" style:font-weight-asian="normal" style:font-weight-complex="normal"/>
    </style:style>
    <style:style style:name="P102" style:family="paragraph" style:parent-style-name="Text_20_body" style:list-style-name="L27">
      <style:paragraph-properties fo:margin-top="0cm" fo:margin-bottom="0cm" fo:text-align="start" style:justify-single-word="false" style:shadow="none"/>
    </style:style>
    <style:style style:name="P103" style:family="paragraph" style:parent-style-name="Text_20_body" style:list-style-name="L13" style:master-page-name="">
      <style:paragraph-properties style:page-number="auto"/>
    </style:style>
    <style:style style:name="P104" style:family="paragraph" style:parent-style-name="Heading_20_1" style:master-page-name="">
      <style:paragraph-properties style:page-number="auto" fo:break-before="page"/>
    </style:style>
    <style:style style:name="P105" style:family="paragraph" style:parent-style-name="Contents_20_1">
      <style:paragraph-properties>
        <style:tab-stops>
          <style:tab-stop style:position="16.999cm" style:type="right" style:leader-style="dotted" style:leader-text="."/>
        </style:tab-stops>
      </style:paragraph-properties>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text:s/>1 Introduction<text:tab/>5</text:p>
          <text:p text:style-name="P105"><text:s/>2 Licence<text:tab/>6</text:p>
          <text:p text:style-name="P106"><text:s/>2.1 GNU Lesser General Public License<text:tab/>6</text:p>
          <text:p text:style-name="P106"><text:s/>2.2 Clarification of Intentions<text:tab/>6</text:p>
          <text:p text:style-name="P106"><text:s/>2.3 Jarvis Tracker Icons<text:tab/>6</text:p>
          <text:p text:style-name="P105"><text:s/>3 Installation<text:tab/>7</text:p>
          <text:p text:style-name="P106"><text:s/>3.1 Unpacking<text:tab/>7</text:p>
          <text:p text:style-name="P106"><text:s/>3.2 Install Additional Perl Modules<text:tab/>7</text:p>
          <text:p text:style-name="P106"><text:s/>3.3 Apache2 Configuration – With mod_perl<text:tab/>8</text:p>
          <text:p text:style-name="P106"><text:s/>3.4 Apache2 Configuration – Without mod_perl<text:tab/>8</text:p>
          <text:p text:style-name="P106"><text:s/>3.5 Relocating Jarvis<text:tab/>8</text:p>
          <text:p text:style-name="P106"><text:s/>3.6 Test<text:tab/>9</text:p>
          <text:p text:style-name="P105"><text:s/>4 Application Configuration File<text:tab/>10</text:p>
          <text:p text:style-name="P106"><text:s/>4.1 Introduction<text:tab/>10</text:p>
          <text:p text:style-name="P106"><text:s/>4.2 &lt;jarvis&gt;&lt;app&gt;<text:tab/>11</text:p>
          <text:p text:style-name="P106"><text:s/>4.3 Configuration: format<text:tab/>13</text:p>
          <text:p text:style-name="P106"><text:s/>4.4 Configuration: debug<text:tab/>13</text:p>
          <text:p text:style-name="P106"><text:s/>4.5 Configuration: dump<text:tab/>13</text:p>
          <text:p text:style-name="P106"><text:s/>4.6 Configuration: log_format<text:tab/>13</text:p>
          <text:p text:style-name="P106"><text:s/>4.7 Configuration: page_limit_param, page_start_param<text:tab/>14</text:p>
          <text:p text:style-name="P106"><text:s/>4.8 Configuration: sort_field_param, sort_dir_param<text:tab/>14</text:p>
          <text:p text:style-name="P106"><text:s/>4.9 Configuration: dataset_dir<text:tab/>14</text:p>
          <text:p text:style-name="P106"><text:s/>4.10 Configuration: default_libs<text:tab/>15</text:p>
          <text:p text:style-name="P106"><text:s/>4.11 Configuration: method_param<text:tab/>15</text:p>
          <text:p text:style-name="P106"><text:s/>4.12 Configuration: login<text:tab/>16</text:p>
          <text:p text:style-name="P106"><text:s/>4.13 Configuration: database<text:tab/>16</text:p>
          <text:p text:style-name="P106"><text:s/>4.14 Configuration: sessiondb<text:tab/>16</text:p>
          <text:p text:style-name="P106"><text:s/>4.15 Configuration: exec &amp; plugin &amp; hook<text:tab/>18</text:p>
          <text:p text:style-name="P106"><text:s/>4.16 Configuration: habitat<text:tab/>18</text:p>
          <text:p text:style-name="P105"><text:s/>5 Login Module Configuration<text:tab/>19</text:p>
          <text:p text:style-name="P106"><text:s/>5.1 Standard Modules<text:tab/>19</text:p>
          <text:p text:style-name="P106"><text:s/>5.2 Active Directory Login<text:tab/>19</text:p>
          <text:p text:style-name="P106"><text:s/>5.3 Basic Auth Login<text:tab/>20</text:p>
          <text:p text:style-name="P106"><text:s/>5.4 Database Login<text:tab/>21</text:p>
          <text:p text:style-name="P106"><text:s/>5.5 Adempiere Login<text:tab/>21</text:p>
          <text:p text:style-name="P106"><text:s/>5.6 Drupal6 Login<text:tab/>22</text:p>
          <text:p text:style-name="P106"><text:s/>5.7 None Login<text:tab/>24</text:p>
          <text:p text:style-name="P106"><text:s/>5.8 Single Login<text:tab/>24</text:p>
          <text:p text:style-name="P105"><text:s/>6 Special Datasets &amp; Jarvis Login<text:tab/>26</text:p>
          <text:p text:style-name="P106"><text:s/>6.1 Jarvis URLs<text:tab/>26</text:p>
          <text:p text:style-name="P106"><text:s/>6.2 The __status Dataset<text:tab/>26</text:p>
          <text:p text:style-name="P106"><text:s/>6.3 The __habitat Dataset<text:tab/>27</text:p>
          <text:p text:style-name="P106"><text:s/>6.4 The __logout Dataset<text:tab/>28</text:p>
          <text:p text:style-name="P106"><text:s/>6.5 Logging-In to Jarvis<text:tab/>28</text:p>
          <text:p text:style-name="P106"><text:soft-page-break/><text:s/>6.6 Jarvis Error Responses<text:tab/>28</text:p>
          <text:p text:style-name="P105"><text:s/>7 Datasets<text:tab/>30</text:p>
          <text:p text:style-name="P106"><text:s/>7.1 Data Fetch Response Format<text:tab/>30</text:p>
          <text:p text:style-name="P106"><text:s/>7.2 Dataset Definition<text:tab/>31</text:p>
          <text:p text:style-name="P106"><text:s/>7.3 Dataset Parameters<text:tab/>32</text:p>
          <text:p text:style-name="P106"><text:s/>7.4 Secure Dataset Parameters<text:tab/>34</text:p>
          <text:p text:style-name="P106"><text:s/>7.5 Modifying Datasets – Single Modification<text:tab/>35</text:p>
          <text:p text:style-name="P106"><text:s/>7.6 Modifying Datasets – Array of Modifications<text:tab/>37</text:p>
          <text:p text:style-name="P106"><text:s/>7.7 Modifying Datasets – Array of Mixed Modifications<text:tab/>39</text:p>
          <text:p text:style-name="P106"><text:s/>7.8 Before &amp; After Statements<text:tab/>39</text:p>
          <text:p text:style-name="P106"><text:s/>7.9 Failed Modifications<text:tab/>39</text:p>
          <text:p text:style-name="P106"><text:s/>7.10 Dataset Transformations<text:tab/>40</text:p>
          <text:p text:style-name="P105"><text:s/>8 Exec Datasets<text:tab/>41</text:p>
          <text:p text:style-name="P106"><text:s/>8.1 Introduction<text:tab/>41</text:p>
          <text:p text:style-name="P106"><text:s/>8.2 Configuration<text:tab/>41</text:p>
          <text:p text:style-name="P106"><text:s/>8.3 Output Return Mechanism<text:tab/>43</text:p>
          <text:p text:style-name="P106"><text:s/>8.4 A Simple Example<text:tab/>44</text:p>
          <text:p text:style-name="P106"><text:s/>8.5 Environment Variables<text:tab/>44</text:p>
          <text:p text:style-name="P106"><text:s/>8.6 Command Line Parameters<text:tab/>44</text:p>
          <text:p text:style-name="P106"><text:s/>8.7 Output &amp; Headers<text:tab/>44</text:p>
          <text:p text:style-name="P105"><text:s/>9 Plugin Datasets<text:tab/>46</text:p>
          <text:p text:style-name="P106"><text:s/>9.1 Introduction<text:tab/>46</text:p>
          <text:p text:style-name="P106"><text:s/>9.2 Configuration<text:tab/>46</text:p>
          <text:p text:style-name="P106"><text:s/>9.3 Example Plugin<text:tab/>47</text:p>
          <text:p text:style-name="P106"><text:s/>9.4 Output &amp; Headers<text:tab/>48</text:p>
          <text:p text:style-name="P106"><text:s/>9.5 Exception Handling<text:tab/>48</text:p>
          <text:p text:style-name="P105"><text:s/>10 Hook Modules<text:tab/>49</text:p>
          <text:p text:style-name="P106"><text:s/>10.1 Introduction<text:tab/>49</text:p>
          <text:p text:style-name="P106"><text:s/>10.2 Configuration<text:tab/>51</text:p>
          <text:p text:style-name="P106"><text:s/>10.3 Standard Hook Template<text:tab/>51</text:p>
          <text:p text:style-name="P105"><text:s/>11 Performance Notes<text:tab/>53</text:p>
          <text:p text:style-name="P106"><text:s/>11.1 How Fast is Jarvis?<text:tab/>53</text:p>
          <text:p text:style-name="P105"><text:s/>12 Tracking Application<text:tab/>54</text:p>
          <text:p text:style-name="P106"><text:s/>12.1 Tracking Requests &amp; Errors<text:tab/>54</text:p>
          <text:p text:style-name="P106"><text:s/>12.2 The Tracker Database File<text:tab/>54</text:p>
          <text:p text:style-name="P106"><text:s/>12.3 The Tracker Display Application<text:tab/>54</text:p>
          <text:p text:style-name="P105"><text:s/>13 Demo Application<text:tab/>57</text:p>
          <text:p text:style-name="P106"><text:s/>13.1 Enable Jarvis<text:tab/>57</text:p>
          <text:p text:style-name="P106"><text:s/>13.2 Copy The Demo Database<text:tab/>57</text:p>
          <text:p text:style-name="P106"><text:s/>13.3 Configure Demo Web-Service<text:tab/>57</text:p>
          <text:p text:style-name="P106"><text:s/>13.4 Install ExtJS<text:tab/>58</text:p>
          <text:p text:style-name="P106"><text:s/>13.5 Configure Demo ExtJS Application<text:tab/>59</text:p>
          <text:p text:style-name="P106"><text:s/>13.6 Enable Database Write<text:tab/>59</text:p>
        </text:index-body>
      </text:table-of-content>
      <text:p text:style-name="P10"/>
      <text:p text:style-name="P49"/>
      <text:p text:style-name="P33"/>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08796277"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090781929"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6">Jarvis provides independent “datasets”, defined as simple XML files containing SQL.</text:p>
            </text:list-item>
            <text:list-item>
              <text:p text:style-name="P56">Jarvis provides configurable “exec” extensions (e.g. running Jasper reports).</text:p>
            </text:list-item>
            <text:list-item>
              <text:p text:style-name="P56">Jarvis provides a “plugin” mechanism for adding custom Perl modules.</text:p>
            </text:list-item>
          </text:list>
        </text:list-item>
        <text:list-item>
          <text:p text:style-name="P54">Standards-Based:</text:p>
          <text:list>
            <text:list-item>
              <text:p text:style-name="P56">Jarvis is based on XML, JSON, http/s and REST.</text:p>
            </text:list-item>
          </text:list>
        </text:list-item>
        <text:list-item>
          <text:p text:style-name="P54">Reasonably Efficient:</text:p>
          <text:list>
            <text:list-item>
              <text:p text:style-name="P56">Jarvis is “plenty fast enough”. <text:s/></text:p>
            </text:list-item>
            <text:list-item>
              <text:p text:style-name="P56">Jarvis is written in a scripted language as many back end services are.</text:p>
            </text:list-item>
            <text:list-item>
              <text:p text:style-name="P56">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44695018"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79558772"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813580358"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017484616"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348874765"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036509543"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726365045"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944200045" text:style-name="L9">
        <text:list-item>
          <text:p text:style-name="P66">None – user is always logged in.</text:p>
        </text:list-item>
        <text:list-item>
          <text:p text:style-name="P66">Database – the username and passwords are stored in the database.</text:p>
        </text:list-item>
        <text:list-item>
          <text:p text:style-name="P66">ActiveDirectory – the usernames and passwords are checked against an Microsoft ActiveDirectory server. <text:s/>It is likely that one day this will be copied and modified to add support for standard LDAP, which is very similar.</text:p>
        </text:list-item>
        <text:list-item>
          <text:p text:style-name="P66">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279286369" text:style-name="L10">
        <text:list-item>
          <text:p text:style-name="P67">dbi:Pg:&lt;database-handle&gt; (Postgres)</text:p>
        </text:list-item>
        <text:list-item>
          <text:p text:style-name="P6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32688902" text:style-name="L11">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4" text:outline-level="1">Login Module Configuration</text:h>
      <text:h text:style-name="Heading_20_2" text:outline-level="2">Standard Modules</text:h>
      <text:p text:style-name="Text_20_body">Jarvis uses a pluggable login module mechanism. <text:s/>The following modules are provided:</text:p>
      <text:list xml:id="list1467496554" text:style-name="L12">
        <text:list-item>
          <text:p text:style-name="P88">ActiveDirectory.pm</text:p>
        </text:list-item>
        <text:list-item>
          <text:p text:style-name="P92">BasicAuth.pm</text:p>
        </text:list-item>
        <text:list-item>
          <text:p text:style-name="P92">Database.pm</text:p>
        </text:list-item>
        <text:list-item>
          <text:p text:style-name="P92">Adempiere.pm</text:p>
        </text:list-item>
        <text:list-item>
          <text:p text:style-name="P92">Drupal6.pm</text:p>
        </text:list-item>
        <text:list-item>
          <text:p text:style-name="P92">None.pm</text:p>
        </text:list-item>
        <text:list-item>
          <text:p text:style-name="P69">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username</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97777774" text:style-name="L13">
        <text:list-item>
          <text:p text:style-name="P89">ad_user</text:p>
        </text:list-item>
        <text:list-item>
          <text:p text:style-name="P93">ad_user_roles</text:p>
        </text:list-item>
        <text:list-item>
          <text:p text:style-name="P93">ad_role</text:p>
        </text:list-item>
        <text:list-item>
          <text:p text:style-name="P70"><text:soft-page-break/>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669070939" text:style-name="L14">
        <text:list-item>
          <text:p text:style-name="P94"><text:span text:style-name="T5">role-&lt;role_name&gt; <text:s text:c="6"/><text:tab/></text:span>For each active user role.</text:p>
        </text:list-item>
        <text:list-item>
          <text:p text:style-name="P94"><text:span text:style-name="T5">read-&lt;window_name&gt; <text:s text:c="5"/><text:tab/></text:span>For each active window access (read access)</text:p>
        </text:list-item>
        <text:list-item>
          <text:p text:style-name="P71"><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741765257" text:style-name="L15">
        <text:list-item>
          <text:p text:style-name="P72"><text:soft-page-break/>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774568308" text:continue-list="list1597777774" text:style-name="L13">
        <text:list-item>
          <text:p text:style-name="P103">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1529115237" text:style-name="L16">
        <text:list-item>
          <text:p text:style-name="P95"><text:span text:style-name="T5">admin,user<text:tab/><text:tab/> <text:s text:c="6"/><text:tab/></text:span><text:span text:style-name="T3">For the user with uid = 1.</text:span></text:p>
        </text:list-item>
        <text:list-item>
          <text:p text:style-name="P73"><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text:soft-page-break/>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74497073" text:style-name="L17">
        <text:list-item>
          <text:p text:style-name="P74">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oft-page-break/><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163442117" text:style-name="L18">
        <text:list-item>
          <text:p text:style-name="P96">Jarvis is installed into /opt/jarvis as per default.</text:p>
        </text:list-item>
        <text:list-item>
          <text:p text:style-name="P96">The jarvis ScriptAlias is configured.</text:p>
        </text:list-item>
        <text:list-item>
          <text:p text:style-name="P96">The Apache webserver is accessible on http://localhost/.</text:p>
        </text:list-item>
        <text:list-item>
          <text:p text:style-name="P96">The demo.xml file has been soft linked or copied into /.</text:p>
        </text:list-item>
        <text:list-item>
          <text:p text:style-name="P96">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795828868" text:style-name="L19">
        <text:list-item>
          <text:p text:style-name="P76">“username”</text:p>
        </text:list-item>
        <text:list-item>
          <text:p text:style-name="P7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865517811" text:style-name="L20">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1710029687" text:style-name="L21">
        <text:list-item>
          <text:p text:style-name="P57">Cannot insert data due to primary key, foreign key, unique constraints.</text:p>
        </text:list-item>
        <text:list-item>
          <text:p text:style-name="P57">No data found. <text:s/></text:p>
        </text:list-item>
        <text:list-item>
          <text:p text:style-name="P57">Data parameter is invalid type/value for column. <text:s/></text:p>
        </text:list-item>
      </text:list>
      <text:p text:style-name="P21">In all these cases, the returned content will be JSON or XML or CSV in a “200 Successful” response.</text:p>
      <text:p text:style-name="Text_20_body"/>
      <text:h text:style-name="P10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866467547" text:style-name="L22">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625206340" text:continue-numbering="true" text:style-name="L22">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13810482" text:style-name="L23">
        <text:list-item>
          <text:p text:style-name="P90">my(param)</text:p>
        </text:list-item>
        <text:list-item>
          <text:p text:style-name="P97">__my_param</text:p>
        </text:list-item>
        <text:list-item>
          <text:p text:style-name="P97">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text:soft-page-break/>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62215955" text:style-name="L24">
        <text:list-item>
          <text:p text:style-name="P98">Begin transaction.</text:p>
        </text:list-item>
        <text:list-item>
          <text:p text:style-name="P98">Perform “before” SQL (if configured for this dataset).</text:p>
        </text:list-item>
        <text:list-item>
          <text:p text:style-name="P98">Perform the one single or one-or-more array modifications in the request body.</text:p>
        </text:list-item>
        <text:list-item>
          <text:p text:style-name="P98">Perform “after” SQL (if configured for this dataset).</text:p>
        </text:list-item>
        <text:list-item>
          <text:p text:style-name="P8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79524123" text:style-name="L25">
        <text:list-item>
          <text:p text:style-name="P91">Even though the first modification succeeded, it was rolled back.</text:p>
        </text:list-item>
        <text:list-item>
          <text:p text:style-name="P99">The first failing error message is shown.</text:p>
        </text:list-item>
        <text:list-item>
          <text:p text:style-name="P8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63230585" text:style-name="L26">
        <text:list-item>
          <text:p text:style-name="P8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2">Any RESTful parameters specified in the URI. <text:s/>These are passed as “p1”, “p2”, etc.</text:p>
        </text:list-item>
        <text:list-item>
          <text:p text:style-name="P82">The parameter __dataset is given as the client-supplied dataset given to Jarvis which invoked this exec request.</text:p>
        </text:list-item>
        <text:list-item>
          <text:p text:style-name="P82">The parameter __tmpfile is given if use_tmpfile is configured for this exec.</text:p>
        </text:list-item>
        <text:list-item>
          <text:p text:style-name="P82">The Jarvis secure parameters beginning with double-underscore. <text:s/>These include __username, __group_list, etc.</text:p>
        </text:list-item>
        <text:list-item>
          <text:p text:style-name="P8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266387503" text:style-name="L27">
        <text:list-item>
          <text:p text:style-name="P102">Using the Jarvis debug methods.</text:p>
        </text:list-item>
        <text:list-item>
          <text:p text:style-name="P102">Accessing the Jarvis Config “jconfig” object.</text:p>
        </text:list-item>
        <text:list-item>
          <text:p text:style-name="P102">Accessing the static configured plugin parameters.</text:p>
        </text:list-item>
        <text:list-item>
          <text:p text:style-name="P83">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299117758" text:style-name="L28">
              <text:list-item>
                <text:p text:style-name="P100">$jconfig, </text:p>
              </text:list-item>
              <text:list-item>
                <text:p text:style-name="P84">$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297460831" text:continue-numbering="true" text:style-name="L28">
              <text:list-item>
                <text:p text:style-name="P100">$jconfig</text:p>
              </text:list-item>
              <text:list-item>
                <text:p text:style-name="P101">$hook_parameters_href</text:p>
              </text:list-item>
              <text:list-item>
                <text:p text:style-name="P101">$dsxml</text:p>
              </text:list-item>
              <text:list-item>
                <text:p text:style-name="P101">$restful_params_href</text:p>
              </text:list-item>
              <text:list-item>
                <text:p text:style-name="P58">$fields_aref</text:p>
              </text:list-item>
            </text:list>
            <text:p text:style-name="P21">The $dsxml is an XML::Smart object for the dataset's XML config.</text:p>
            <text:p text:style-name="P21">The $restful_param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text:soft-page-break/>(insert/update/delete)</text:p>
          </table:table-cell>
          <table:table-cell table:style-name="Table30.B2" office:value-type="string">
            <text:p text:style-name="P21">This hook is called after Jarvis has assembled all parameters in order to <text:soft-page-break/>execute a single insert/update/delete statement. <text:s/></text:p>
            <text:p text:style-name="P21">It is invoked before the actual execution of the row modification SQL.</text:p>
            <text:p text:style-name="P21">Args are:</text:p>
            <text:list xml:id="list2070826880" text:continue-numbering="true" text:style-name="L28">
              <text:list-item>
                <text:p text:style-name="P100">$jconfig</text:p>
              </text:list-item>
              <text:list-item>
                <text:p text:style-name="P101">$hook_parameters_href</text:p>
              </text:list-item>
              <text:list-item>
                <text:p text:style-name="P101">$dsxml</text:p>
              </text:list-item>
              <text:list-item>
                <text:p text:style-name="P58">$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1537727160" text:continue-numbering="true" text:style-name="L28">
              <text:list-item>
                <text:p text:style-name="P100">$jconfig</text:p>
              </text:list-item>
              <text:list-item>
                <text:p text:style-name="P101">$hook_parameters_href</text:p>
              </text:list-item>
              <text:list-item>
                <text:p text:style-name="P101">$dsxml</text:p>
              </text:list-item>
              <text:list-item>
                <text:p text:style-name="P101">$sql_params_href</text:p>
              </text:list-item>
              <text:list-item>
                <text:p text:style-name="P58">$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727009516" text:continue-numbering="true" text:style-name="L28">
              <text:list-item>
                <text:p text:style-name="P100">$jconfig</text:p>
              </text:list-item>
              <text:list-item>
                <text:p text:style-name="P101">$hook_parameters_href</text:p>
              </text:list-item>
              <text:list-item>
                <text:p text:style-name="P101">$dsxml</text:p>
              </text:list-item>
              <text:list-item>
                <text:p text:style-name="P101">$restful_params_href</text:p>
              </text:list-item>
              <text:list-item>
                <text:p text:style-name="P101">$fields_aref</text:p>
              </text:list-item>
              <text:list-item>
                <text:p text:style-name="P58">$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2103858016" text:continue-numbering="true" text:style-name="L28">
              <text:list-item>
                <text:p text:style-name="P100">$jconfig</text:p>
              </text:list-item>
              <text:list-item>
                <text:p text:style-name="P100"><text:soft-page-break/>$hook_parameters_href</text:p>
              </text:list-item>
              <text:list-item>
                <text:p text:style-name="P84">$return_text_ref</text:p>
              </text:list-item>
            </text:list>
            <text:p text:style-name="P21">The $return_text_ref is a reference to the result string just about to be returned to the client. <text:s/>The hook may change this content.</text:p>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311433257" text:style-name="L29">
        <text:list-item>
          <text:p text:style-name="P85">You may implement none, some, or all hook methods.</text:p>
        </text:list-item>
        <text:list-item>
          <text:p text:style-name="P85">All implemented hook methods must all return “1”.</text:p>
        </text:list-item>
        <text:list-item>
          <text:p text:style-name="P85">There is no way for a hook to stop processing, other than to call “die”.</text:p>
        </text:list-item>
        <text:list-item>
          <text:p text:style-name="P85">If an SQL error occurs during dataset updates, any following before_one, after_one and after_all hook calls will be skipped. <text:s/>Only the finish hook call will be invoked.</text:p>
        </text:list-item>
        <text:list-item>
          <text:p text:style-name="P8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text:soft-page-break/>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56016864" text:style-name="L30">
        <text:list-item>
          <text:p text:style-name="P86">Dual-Core Intel @ 2.5 GHz, 4G of RAM. <text:s/>(CPU Blowfish rating 7.09).</text:p>
        </text:list-item>
        <text:list-item>
          <text:p text:style-name="P86">Kubuntu 09.10 (Karmic Koala).</text:p>
        </text:list-item>
        <text:list-item>
          <text:p text:style-name="P86">Apache 2 webserver using HTTP (not SSL).</text:p>
        </text:list-item>
        <text:list-item>
          <text:p text:style-name="P86">Apache jmeter client with five simultaneous threads.</text:p>
        </text:list-item>
        <text:list-item>
          <text:p text:style-name="P86">PostgreSQL database.</text:p>
        </text:list-item>
        <text:list-item>
          <text:p text:style-name="P8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99171207" text:style-name="L31">
        <text:list-item>
          <text:p text:style-name="P87">ExtJS 2.3. Please refer to Section <text:reference-ref text:reference-format="chapter" text:ref-name="Install ExtJS">13.4</text:reference-ref>, Page <text:reference-ref text:reference-format="page" text:ref-name="Install ExtJS">58</text:reference-ref> <text:reference-ref text:reference-format="direction" text:ref-name="Install ExtJS">below</text:reference-ref> for details on installing ExtJS 2.3.</text:p>
        </text:list-item>
        <text:list-item>
          <text:p text:style-name="P87">SHJS. Syntax Highlighting for Javascript. Please see below for further details on this.</text:p>
        </text:list-item>
        <text:list-item>
          <text:p text:style-name="P8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83568412" text:style-name="L32">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5<text:tab/><text:page-number text:select-page="current">4</text:page-number>/<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7-23T16:59:33</dc:date>
    <meta:editing-duration>PT221H31M06S</meta:editing-duration>
    <meta:editing-cycles>562</meta:editing-cycles>
    <meta:generator>OpenOffice.org/3.2$Linux OpenOffice.org_project/320m12$Build-9483</meta:generator>
    <meta:print-date>2009-06-23T14:50:34</meta:print-date>
    <meta:document-statistic meta:table-count="31" meta:image-count="0" meta:object-count="0" meta:page-count="59" meta:paragraph-count="1837" meta:word-count="16415" meta:character-count="110034"/>
    <meta:user-defined meta:name="Info 1"/>
    <meta:user-defined meta:name="Info 2"/>
    <meta:user-defined meta:name="Info 3"/>
    <meta:user-defined meta:name="Info 4"/>
  </office:meta>
</office:document-meta>
</file>